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57793" officeooo:paragraph-rsid="001aafdf" style:font-weight-asian="bold" style:font-weight-complex="bold"/>
    </style:style>
    <style:style style:name="P3" style:family="paragraph" style:parent-style-name="Standard">
      <style:text-properties fo:font-weight="bold" officeooo:rsid="002f31d0" officeooo:paragraph-rsid="002f31d0" style:font-weight-asian="bold" style:font-weight-complex="bold"/>
    </style:style>
    <style:style style:name="P4" style:family="paragraph" style:parent-style-name="Standard">
      <style:text-properties fo:font-weight="bold" officeooo:rsid="0016c631" officeooo:paragraph-rsid="0016c631" style:font-weight-asian="bold" style:font-weight-complex="bold"/>
    </style:style>
    <style:style style:name="P5" style:family="paragraph" style:parent-style-name="Standard">
      <style:text-properties fo:font-weight="bold" officeooo:rsid="00332307" officeooo:paragraph-rsid="0034e38c" style:font-weight-asian="bold" style:font-weight-complex="bold"/>
    </style:style>
    <style:style style:name="P6" style:family="paragraph" style:parent-style-name="Standard">
      <style:text-properties fo:font-weight="normal" officeooo:rsid="00157793" officeooo:paragraph-rsid="0016c631" style:font-weight-asian="normal" style:font-weight-complex="normal"/>
    </style:style>
    <style:style style:name="P7" style:family="paragraph" style:parent-style-name="Standard">
      <style:text-properties fo:font-weight="normal" officeooo:rsid="00157793" officeooo:paragraph-rsid="001aafdf" style:font-weight-asian="normal" style:font-weight-complex="normal"/>
    </style:style>
    <style:style style:name="P8" style:family="paragraph" style:parent-style-name="Standard">
      <style:text-properties fo:font-weight="normal" officeooo:rsid="00157793" officeooo:paragraph-rsid="0023c4a3" style:font-weight-asian="normal" style:font-weight-complex="normal"/>
    </style:style>
    <style:style style:name="P9" style:family="paragraph" style:parent-style-name="Standard">
      <style:text-properties fo:font-weight="normal" officeooo:rsid="001aafdf" officeooo:paragraph-rsid="001aafdf" style:font-weight-asian="normal" style:font-weight-complex="normal"/>
    </style:style>
    <style:style style:name="P10" style:family="paragraph" style:parent-style-name="Standard">
      <style:text-properties fo:font-weight="normal" officeooo:rsid="001b7ca6" officeooo:paragraph-rsid="001b7ca6" style:font-weight-asian="normal" style:font-weight-complex="normal"/>
    </style:style>
    <style:style style:name="P11" style:family="paragraph" style:parent-style-name="Standard">
      <style:text-properties fo:font-weight="normal" officeooo:rsid="001fcad7" officeooo:paragraph-rsid="001fcad7" style:font-weight-asian="normal" style:font-weight-complex="normal"/>
    </style:style>
    <style:style style:name="P12" style:family="paragraph" style:parent-style-name="Standard">
      <style:text-properties fo:font-weight="normal" officeooo:rsid="002035b0" officeooo:paragraph-rsid="002035b0" style:font-weight-asian="normal" style:font-weight-complex="normal"/>
    </style:style>
    <style:style style:name="P13" style:family="paragraph" style:parent-style-name="Standard">
      <style:text-properties fo:font-weight="normal" officeooo:rsid="0015e46d" officeooo:paragraph-rsid="0016c631" style:font-weight-asian="normal" style:font-weight-complex="normal"/>
    </style:style>
    <style:style style:name="P14" style:family="paragraph" style:parent-style-name="Standard">
      <style:text-properties fo:font-weight="normal" officeooo:rsid="0016c631" officeooo:paragraph-rsid="0016c631" style:font-weight-asian="normal" style:font-weight-complex="normal"/>
    </style:style>
    <style:style style:name="P15" style:family="paragraph" style:parent-style-name="Standard">
      <style:text-properties fo:font-weight="normal" officeooo:rsid="00240a93" officeooo:paragraph-rsid="0024c941" style:font-weight-asian="normal" style:font-weight-complex="normal"/>
    </style:style>
    <style:style style:name="P16" style:family="paragraph" style:parent-style-name="Standard">
      <style:text-properties fo:font-weight="normal" officeooo:rsid="00240a93" officeooo:paragraph-rsid="00277fc8" style:font-weight-asian="normal" style:font-weight-complex="normal"/>
    </style:style>
    <style:style style:name="P17" style:family="paragraph" style:parent-style-name="Standard">
      <style:text-properties fo:font-weight="normal" officeooo:rsid="00240a93" officeooo:paragraph-rsid="002ae10b" style:font-weight-asian="normal" style:font-weight-complex="normal"/>
    </style:style>
    <style:style style:name="P18" style:family="paragraph" style:parent-style-name="Standard">
      <style:text-properties fo:font-weight="normal" officeooo:rsid="002d70e1" officeooo:paragraph-rsid="002f31d0" style:font-weight-asian="normal" style:font-weight-complex="normal"/>
    </style:style>
    <style:style style:name="P19" style:family="paragraph" style:parent-style-name="Standard">
      <style:text-properties fo:font-weight="normal" officeooo:rsid="002d70e1" officeooo:paragraph-rsid="003152f8" style:font-weight-asian="normal" style:font-weight-complex="normal"/>
    </style:style>
    <style:style style:name="P20" style:family="paragraph" style:parent-style-name="Standard">
      <style:text-properties officeooo:paragraph-rsid="002035b0"/>
    </style:style>
    <style:style style:name="P21" style:family="paragraph" style:parent-style-name="Standard">
      <style:text-properties officeooo:paragraph-rsid="002137a3"/>
    </style:style>
    <style:style style:name="P22" style:family="paragraph" style:parent-style-name="Standard">
      <style:text-properties officeooo:rsid="0023c4a3" officeooo:paragraph-rsid="0023c4a3"/>
    </style:style>
    <style:style style:name="P23" style:family="paragraph" style:parent-style-name="Standard">
      <style:text-properties officeooo:rsid="002137a3" officeooo:paragraph-rsid="002137a3"/>
    </style:style>
    <style:style style:name="P24" style:family="paragraph" style:parent-style-name="Standard">
      <style:text-properties officeooo:paragraph-rsid="0034e38c"/>
    </style:style>
    <style:style style:name="P25" style:family="paragraph" style:parent-style-name="Standard" style:list-style-name="L1">
      <style:text-properties fo:font-weight="normal" officeooo:rsid="0016c631" officeooo:paragraph-rsid="0016c631" style:font-weight-asian="normal" style:font-weight-complex="normal"/>
    </style:style>
    <style:style style:name="P26" style:family="paragraph" style:parent-style-name="Standard">
      <style:text-properties fo:font-weight="normal" officeooo:rsid="00277fc8" officeooo:paragraph-rsid="002ae10b" style:font-weight-asian="normal" style:font-weight-complex="normal"/>
    </style:style>
    <style:style style:name="P27" style:family="paragraph" style:parent-style-name="Standard" style:list-style-name="L2">
      <style:text-properties fo:font-weight="normal" officeooo:rsid="002f31d0" officeooo:paragraph-rsid="002f31d0" style:font-weight-asian="normal" style:font-weight-complex="normal"/>
    </style:style>
    <style:style style:name="P28" style:family="paragraph" style:parent-style-name="Standard" style:list-style-name="L3">
      <style:text-properties fo:font-weight="normal" officeooo:rsid="002d70e1" officeooo:paragraph-rsid="002f31d0" style:font-weight-asian="normal" style:font-weight-complex="normal"/>
    </style:style>
    <style:style style:name="P29" style:family="paragraph" style:parent-style-name="Standard">
      <style:text-properties fo:font-weight="normal" officeooo:rsid="00332307" officeooo:paragraph-rsid="00332307" style:font-weight-asian="normal" style:font-weight-complex="normal"/>
    </style:style>
    <style:style style:name="P30" style:family="paragraph" style:parent-style-name="Standard">
      <style:text-properties fo:font-weight="normal" officeooo:rsid="00405289" officeooo:paragraph-rsid="005252e1" style:font-weight-asian="normal" style:font-weight-complex="normal"/>
    </style:style>
    <style:style style:name="P31" style:family="paragraph" style:parent-style-name="Standard">
      <style:text-properties fo:font-weight="normal" officeooo:rsid="0023c4a3" officeooo:paragraph-rsid="0023c4a3" style:font-weight-asian="normal" style:font-weight-complex="normal"/>
    </style:style>
    <style:style style:name="P32" style:family="paragraph" style:parent-style-name="Standard">
      <style:text-properties fo:font-weight="bold" officeooo:rsid="002f31d0" officeooo:paragraph-rsid="002f31d0" style:font-weight-asian="bold" style:font-weight-complex="bold"/>
    </style:style>
    <style:style style:name="P33" style:family="paragraph" style:parent-style-name="Standard">
      <style:text-properties fo:font-weight="bold" officeooo:rsid="0023c4a3" officeooo:paragraph-rsid="0023c4a3" style:font-weight-asian="bold" style:font-weight-complex="bold"/>
    </style:style>
    <style:style style:name="P34" style:family="paragraph" style:parent-style-name="Standard" style:list-style-name="L3">
      <style:text-properties style:text-underline-style="none" fo:font-weight="normal" officeooo:rsid="002d70e1" officeooo:paragraph-rsid="002f31d0" style:font-weight-asian="normal" style:font-weight-complex="normal"/>
    </style:style>
    <style:style style:name="P35" style:family="paragraph" style:parent-style-name="Standard">
      <style:text-properties officeooo:rsid="0023c4a3" officeooo:paragraph-rsid="0023c4a3"/>
    </style:style>
    <style:style style:name="P36" style:family="paragraph" style:parent-style-name="Text_20_body">
      <style:text-properties officeooo:paragraph-rsid="003b9abe"/>
    </style:style>
    <style:style style:name="T1" style:family="text">
      <style:text-properties fo:font-weight="normal" style:font-weight-asian="normal" style:font-weight-complex="normal"/>
    </style:style>
    <style:style style:name="T2" style:family="text">
      <style:text-properties fo:font-weight="normal" officeooo:rsid="002035b0" style:font-weight-asian="normal" style:font-weight-complex="normal"/>
    </style:style>
    <style:style style:name="T3" style:family="text">
      <style:text-properties fo:font-weight="normal" officeooo:rsid="0034e38c" style:font-weight-asian="normal" style:font-weight-complex="normal"/>
    </style:style>
    <style:style style:name="T4" style:family="text">
      <style:text-properties fo:font-weight="normal" officeooo:rsid="0036d02f" style:font-weight-asian="normal" style:font-weight-complex="normal"/>
    </style:style>
    <style:style style:name="T5" style:family="text">
      <style:text-properties fo:font-weight="normal" officeooo:rsid="00371990" style:font-weight-asian="normal" style:font-weight-complex="normal"/>
    </style:style>
    <style:style style:name="T6" style:family="text">
      <style:text-properties fo:font-weight="normal" officeooo:rsid="003806a1" style:font-weight-asian="normal" style:font-weight-complex="normal"/>
    </style:style>
    <style:style style:name="T7" style:family="text">
      <style:text-properties officeooo:rsid="001aafdf"/>
    </style:style>
    <style:style style:name="T8" style:family="text">
      <style:text-properties officeooo:rsid="001c9245"/>
    </style:style>
    <style:style style:name="T9" style:family="text">
      <style:text-properties officeooo:rsid="002120b7"/>
    </style:style>
    <style:style style:name="T10" style:family="text">
      <style:text-properties officeooo:rsid="002137a3"/>
    </style:style>
    <style:style style:name="T11" style:family="text">
      <style:text-properties officeooo:rsid="0024c941"/>
    </style:style>
    <style:style style:name="T12" style:family="text">
      <style:text-properties officeooo:rsid="00277fc8"/>
    </style:style>
    <style:style style:name="T13" style:family="text">
      <style:text-properties officeooo:rsid="002f31d0"/>
    </style:style>
    <style:style style:name="T14" style:family="text">
      <style:text-properties fo:font-weight="bold" officeooo:rsid="0009b8f6" style:font-weight-asian="bold" style:font-weight-complex="bold"/>
    </style:style>
    <style:style style:name="T15" style:family="text">
      <style:text-properties fo:font-weight="bold" officeooo:rsid="004e98c9" style:font-weight-asian="bold" style:font-weight-complex="bold"/>
    </style:style>
    <style:style style:name="T16" style:family="text">
      <style:text-properties fo:font-weight="bold" officeooo:rsid="005252e1" style:font-weight-asian="bold" style:font-weight-complex="bold"/>
    </style:style>
    <style:style style:name="T17" style:family="text">
      <style:text-properties fo:font-weight="bold" officeooo:rsid="00574b93" style:font-weight-asian="bold" style:font-weight-complex="bold"/>
    </style:style>
    <style:style style:name="T18" style:family="text">
      <style:text-properties style:text-underline-style="none" officeooo:rsid="00277fc8"/>
    </style:style>
    <style:style style:name="T19" style:family="text">
      <style:text-properties officeooo:rsid="003b39a0"/>
    </style:style>
    <style:style style:name="T20" style:family="text">
      <style:text-properties officeooo:rsid="003b9abe"/>
    </style:style>
    <style:style style:name="T21" style:family="text">
      <style:text-properties officeooo:rsid="004dbcd2"/>
    </style:style>
    <style:style style:name="T22" style:family="text">
      <style:text-properties officeooo:rsid="004e98c9"/>
    </style:style>
    <style:style style:name="T23" style:family="text">
      <style:text-properties officeooo:rsid="005252e1"/>
    </style:style>
    <style:style style:name="T24" style:family="text">
      <style:text-properties officeooo:rsid="00574b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3">You’re required to build a factory wide monitoring system, consisting of motion sensors, temperature sensors, air-quality monitoring systems and an administrative dashboard from where all of them can be accessed and controlled. What connection and communication protocols will you use? Explain your justification for choosing them. [300 Words]</text:p>
      <text:p text:style-name="P33"/>
      <text:p text:style-name="P33"/>
      <text:p text:style-name="P30">Based on the problem statement, <text:span text:style-name="T21">I</text:span> have different sensing elements like motion, temperature and air-quality sensors. All of them need to communicate with the administrative dashboard, but not with each other. <text:span text:style-name="T22">I assume that all of the sensors are mounted on a single device named as “Node” (coverage area ~80 meters) and 10 nodes are required to cover the whole factory or company. As these nodes have to be deploy at different locations in the factory, may not have permanent power source (will be operated at battery) or due to cost effectiveness, might be resource constrained device. Therefore, I have chosen ZigBee as a connectivity protocol as it's power and cost efficient ( &lt; 35 mA &amp; &lt; 2$). Zigbee is also capable of expansion based on the future needs. We will deploy nodes in star topology in which all nodes will be connected to a central node named as “Gateway”. This gateway device isn't resource constrained and will have a permanent power source. All devices will send their messages to gateway and gateway will pass this information to the administrative dashboard through internet. As we have very short messages to communicate, that's why data rate is not important. So, here is the need of selecting communication protocol that will be used to transfer messages from nodes to central gateways. I'll use </text:span><text:span text:style-name="T15">Message Queuing Telemetry Transport </text:span><text:span text:style-name="T16">(</text:span><text:span text:style-name="T14">MQTT</text:span><text:span text:style-name="T16">) </text:span><text:span text:style-name="T23">protocol for communication, as its meant for light weight devices that are constrained by both processing power and memory. It can reliably transmit the message in low bandwidth use cases because of just ~2 bytes of header. All the nodes will act as a </text:span><text:span text:style-name="T16">Publisher</text:span><text:span text:style-name="T23">, while administrative dashboard will act as </text:span><text:span text:style-name="T16">Subscriber</text:span><text:span text:style-name="T23"> that will subscribe for all the publisher. The gateway device will act as </text:span><text:span text:style-name="T16">Broker</text:span><text:span text:style-name="T23"> </text:span><text:span text:style-name="T16">or Middleware</text:span><text:span text:style-name="T15">, </text:span><text:span text:style-name="T24">where the messages from each nodes will be saved in queues and reliably transmitted to the subscriber (dashboard). <text:s/></text:span></text:p>
      <text:p text:style-name="P3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a xlink:type="simple" xlink:href="https://stackoverflow.com/questions/19884295/soap-vs-rest-differences">https://stackoverflow.com/questions/19884295/soap-vs-rest-differences</text:a></text:p>
      <text:p text:style-name="P1">REST and SOAP are two methods of building web services. How do they fit the Cyber Physical System paradigm? Give the advantages and disadvantages of each method in the context of Cyber Physical Systems/Embedded Systems. [300 Words]</text:p>
      <text:p text:style-name="P1"/>
      <text:p text:style-name="P13">With the boom of internet of things, the stand-alone embedded devices will become obsolete by 2020. Therefore, it was need of hour to develop web architectures that can enable different devices to communicate with other devices over the internet with following characteristics:</text:p>
      <text:list xml:id="list81460646980867057" text:style-name="L1">
        <text:list-item>
          <text:p text:style-name="P25">Easy and Simple</text:p>
        </text:list-item>
        <text:list-item>
          <text:p text:style-name="P25">Secure,</text:p>
        </text:list-item>
        <text:list-item>
          <text:p text:style-name="P25">Faster</text:p>
        </text:list-item>
        <text:list-item>
          <text:p text:style-name="P25">Resource efficient in terms of power, memory etc.</text:p>
        </text:list-item>
        <text:list-item>
          <text:p text:style-name="P25">Protocol independent</text:p>
        </text:list-item>
      </text:list>
      <text:p text:style-name="P6"/>
      <text:p text:style-name="P7">REST (Representation State Transfer) <text:span text:style-name="T7">is an architectural style, while</text:span> SOAP (Simple Object Access Protocol) <text:span text:style-name="T7">is protocol like HTTP, SMTP. Therefore, REST can use SOAP web-services but SOAP can't use REST.</text:span></text:p>
      <text:p text:style-name="P9"/>
      <text:p text:style-name="P8">REST is the newcomer to the block. It seeks to fix the problems with SOAP and provide a truly simple method of accessing Web services.</text:p>
      <text:p text:style-name="P8"/>
      <text:p text:style-name="P9">REST is lighter than SOAP in terms of network resources. Cyber physical systems mostly have limited resources. We can use both but will prefer REST in highly limited use cases.</text:p>
      <text:p text:style-name="P9"/>
      <text:p text:style-name="P10"><text:soft-page-break/>SOAP permits only XML data format unlike REST. REST is compatible with a variety of data formats, <text:span text:style-name="T8">that is the reason mostly preferred in embedded world because XML is not as convenient as JSON.</text:span></text:p>
      <text:p text:style-name="P10"/>
      <text:p text:style-name="P11">SOAP provides its own security and is highly secure. REST also supports SSL security but SOAP adds some enterprise features to make it suitable for the CPS where security is the major concern.</text:p>
      <text:p text:style-name="P11"/>
      <text:p text:style-name="P12">SOAP supports ACID <text:span text:style-name="T9">(stateful)</text:span> transaction while REST supports CRUD <text:span text:style-name="T9">(stateless) transactions</text:span>. <text:span text:style-name="T9">If CPS wants stateful operations that any operation can be continued, then SOAP may fit better.</text:span></text:p>
      <text:p text:style-name="P12"/>
      <text:p text:style-name="P20"><text:span text:style-name="T2">A SOAP client works like a custom desktop application, tightly coupled to the server. </text:span>A REST client is more like a browser. REST allows better support for browser clients due to it’s support for JSON.</text:p>
      <text:p text:style-name="P20"/>
      <text:p text:style-name="P21"><text:span text:style-name="T10">I</text:span>f the<text:span text:style-name="T10">re is need to cache</text:span> information <text:span text:style-name="T10">as REST</text:span> <text:span text:style-name="T10">is</text:span> totally stateless, <text:span text:style-name="T10">REST</text:span> is perfect. <text:span text:style-name="T10">If there is chances of expansions in your current CPS in future, SOAP should be used as it supports expansion.</text:span></text:p>
      <text:p text:style-name="P21"/>
      <text:p text:style-name="P21"/>
      <text:p text:style-name="P23"><text:s/></text:p>
      <text:p text:style-name="P20"/>
      <text:p text:style-name="P20"/>
      <text:p text:style-name="P12"/>
      <text:p text:style-name="P12"/>
      <text:p text:style-name="P12"/>
      <text:p text:style-name="P11"/>
      <text:p text:style-name="P11"><text:s text:c="2"/></text:p>
      <text:p text:style-name="P10"/>
      <text:p text:style-name="P9"/>
      <text:p text:style-name="P2">Describe symmetric and public key encryption and explain their differences, give an example of their usage and most common algorithms of each type. [300 Words]</text:p>
      <text:p text:style-name="P2"/>
      <text:p text:style-name="P15">In this age of digitization and internet, data availability, integrity and confidentiality is the top most priority of any organization. No-one wants to compromise on its information security as this information is key to control their businesses and customer's trust. <text:s/><text:span text:style-name="T11">Symmetric and Public key encryption are types of Cryptography. Cryptography is a method of applying advanced mathematical principles to your data before transmission, so that no one can understand your data except your intended destination.</text:span></text:p>
      <text:p text:style-name="P16"/>
      <text:p text:style-name="P26">Symmetric Encryption is a type of encryption that involves only one key to cipher or decipher the information. It is relatively a simple but old method. While Public Key Encryption or Asymmetric Encryption is a new technique that uses different keys to cipher or decipher the information. The basic benefit of asymmetric encryption over symmetric one is that there is no need to share your secret key. You only have to share the public key, whoever wants to send you a message and keep your decrypting key private. Hence, everyone will only be able to encrypt message using your shared key but cannot decrypt it. </text:p>
      <text:p text:style-name="P17"/>
      <text:p text:style-name="P18">Asymmetric keys are generally ~ 4-16 times longer in length as compared to symmetric keys, thats the reason asymmetric encryption requires high computation power and more cpu cycles to encrypt the data.</text:p>
      <text:p text:style-name="P19"><text:span text:style-name="T13">A good example of asymmetric is Secure Shell (SSH). If you want to login someone else's machine, SSH will provide you a secure channel to communicate. Your host machine will generate public-private </text:span><text:soft-page-break/><text:span text:style-name="T13">key pair and share the public key with the remote guest to secure the communication. On the other hand, bluetooth uses symmetric encryption. It generates a single key and share it over the network for fast communication. </text:span><text:s/></text:p>
      <text:p text:style-name="P18"/>
      <text:p text:style-name="P3">Symmetric Encryption Algorithms</text:p>
      <text:list xml:id="list1311391838364748903" text:style-name="L2">
        <text:list-item>
          <text:p text:style-name="P27">Triple DES</text:p>
        </text:list-item>
        <text:list-item>
          <text:p text:style-name="P27">BlowFish</text:p>
        </text:list-item>
        <text:list-item>
          <text:p text:style-name="P27">TwoFish</text:p>
        </text:list-item>
        <text:list-item>
          <text:p text:style-name="P27">Advanced Encryption Standard (AES)</text:p>
        </text:list-item>
      </text:list>
      <text:p text:style-name="P3"/>
      <text:p text:style-name="P3">Asymmetric Encryption Algorithms</text:p>
      <text:list xml:id="list376977552727182713" text:style-name="L3">
        <text:list-item>
          <text:p text:style-name="P28">Diffie-Hellman</text:p>
        </text:list-item>
        <text:list-item>
          <text:p text:style-name="P34">Rivest Shamir Adleman (RSA)</text:p>
        </text:list-item>
        <text:list-item>
          <text:p text:style-name="P28">Elliptic Curve Cryptography (ECC)</text:p>
        </text:list-item>
        <text:list-item>
          <text:p text:style-name="P34">El Gamal</text:p>
        </text:list-item>
        <text:list-item>
          <text:p text:style-name="P28">Digital Signature Algorithm (DSA)</text:p>
        </text:list-item>
      </text:list>
      <text:p text:style-name="P18"><text:span text:style-name="T18"><text:s text:c="3"/></text:span><text:span text:style-name="T12"><text:tab/></text:span></text:p>
      <text:p text:style-name="P14"><text:s/></text:p>
      <text:p text:style-name="P14"/>
      <text:p text:style-name="P14"/>
      <text:p text:style-name="P14"/>
      <text:p text:style-name="P14"/>
      <text:p text:style-name="P14"/>
      <text:p text:style-name="P14"/>
      <text:p text:style-name="P14"/>
      <text:p text:style-name="P14"/>
      <text:p text:style-name="P4">Summarize the key security issues of Smart Grid based on what you have learned in this module. [300 Words]</text:p>
      <text:p text:style-name="P4"/>
      <text:p text:style-name="P29">Smart grid is an electrical supply network that uses smart digital communication technologies to fulfill and react to the energy needs of a city or cities. Smart grids are the future of power generation systems. Its not just generation and transmission infrastructure but a complete ecosystem consists of smart devices like smart energy meters, renewable energy resources, energy efficient technologies, transmission lines, distribution centers, service providers, and smart electric consumers.</text:p>
      <text:p text:style-name="P29"><text:s/></text:p>
      <text:p text:style-name="P5"><text:span text:style-name="T1">In order to provide a reliable, safe and highly available service, security is an critical and prior issue</text:span> <text:span text:style-name="T1">to be considered. </text:span><text:span text:style-name="T3">It is b</text:span><text:span text:style-name="T1">ecause of </text:span><text:span text:style-name="T3">the reason that </text:span><text:span text:style-name="T1">digital </text:span><text:span text:style-name="T3">information is collected and </text:span><text:span text:style-name="T1">communicat</text:span><text:span text:style-name="T3">ed</text:span><text:span text:style-name="T1"> between different components of a smart grid, </text:span><text:span text:style-name="T3">hence, negligence can cause severe consequences.</text:span></text:p>
      <text:p text:style-name="P5"/>
      <text:p text:style-name="P24"><text:span text:style-name="T3">Denial of Service (DOS) is one of the major security issue, a smart grid can suffer from. The attackers can attack any particular layer of a network to interrupt their normal working. Channel or Radio Jamming is an attack in which hacker</text:span><text:span text:style-name="T4">s</text:span><text:span text:style-name="T3"> attack the physical layer intercept its wireless channel, so that it cannot communicate to other components. </text:span><text:span text:style-name="T5">MAC spoofing can be done at link layer to make the service unavailable and compromise </text:span><text:span text:style-name="T6">the</text:span><text:span text:style-name="T5"> integrity </text:span><text:span text:style-name="T6">of shared resorces</text:span><text:span text:style-name="T5">.</text:span> In the network and the transport layers, denial-of-service attacks can reduce the end-to-end communication performance. <text:span text:style-name="T19">An attacker can exhaust targets machine's resources like CPU, I/O bandwidth at application layer.</text:span> <text:span text:style-name="T20">As i</text:span>n a smart grid, <text:span text:style-name="T20">most of the</text:span> devices are resource constrained, and therefore, this kind of attack is very serious and</text:p>
      <text:p text:style-name="P36">threatening for a smart grid. </text:p>
      <text:p text:style-name="P36"><text:soft-page-break/>For example, usage and pricing information and also power system values, such as device readings. Such attacks are more complicated and less brute force than denial of service attacks. The risks of integrity attacks are very high and real. False data injection is an example of an integrity attack, which influences both users and suppli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0T12:11:51.757322639</dc:date>
    <meta:generator>LibreOffice/4.2.8.2$Linux_X86_64 LibreOffice_project/420m0$Build-2</meta:generator>
    <meta:editing-duration>PT4H58M41S</meta:editing-duration>
    <meta:editing-cycles>65</meta:editing-cycles>
    <meta:document-statistic meta:table-count="0" meta:image-count="0" meta:object-count="0" meta:page-count="5" meta:paragraph-count="45" meta:word-count="1379" meta:character-count="8647" meta:non-whitespace-character-count="7305"/>
  </office:meta>
</office:document-meta>
</file>